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216c2e" officeooo:paragraph-rsid="00216c2e"/>
    </style:style>
    <style:style style:name="T1" style:family="text">
      <style:text-properties officeooo:rsid="001dca24"/>
    </style:style>
    <style:style style:name="T2" style:family="text">
      <style:text-properties officeooo:rsid="001f5124"/>
    </style:style>
    <style:style style:name="T3" style:family="text">
      <style:text-properties officeooo:rsid="001f6c6d"/>
    </style:style>
    <style:style style:name="T4" style:family="text">
      <style:text-properties officeooo:rsid="00216c2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//<text:span text:style-name="T1">Dentro da pasta “api” crie uma pasta “doacao” com um arquivo “route.ts”</text:span></text:p>
      <text:p text:style-name="Standard">//<text:span text:style-name="T1">OBS:caso erro no código vericar o arquivo código1</text:span></text:p>
      <text:p text:style-name="Standard"/>
      <text:p text:style-name="Standard">import prisma from "@/lib/db"</text:p>
      <text:p text:style-name="Standard">import { DoacaoRequestPost } from "@/types/doador-request.interface"</text:p>
      <text:p text:style-name="Standard">import { RH, TipoSanguineo } from "@prisma/client"</text:p>
      <text:p text:style-name="Standard"/>
      <text:p text:style-name="Standard"/>
      <text:p text:style-name="Standard"/>
      <text:p text:style-name="Standard">export async function GET(req: Request) {</text:p>
      <text:p text:style-name="Standard"><text:s text:c="4"/>const { searchParams } = new URL(req.url);</text:p>
      <text:p text:style-name="Standard"><text:s text:c="4"/>const codigo = searchParams.get("codigo");</text:p>
      <text:p text:style-name="Standard"><text:s text:c="4"/>const tipoSanguineo = searchParams.get("tipoSanguineo");</text:p>
      <text:p text:style-name="Standard"><text:s text:c="4"/>const rh = searchParams.get("rh");</text:p>
      <text:p text:style-name="Standard"/>
      <text:p text:style-name="Standard"><text:s text:c="4"/>let filtros: any = {};</text:p>
      <text:p text:style-name="Standard"/>
      <text:p text:style-name="Standard"><text:s text:c="4"/>if (codigo) {</text:p>
      <text:p text:style-name="Standard"><text:s text:c="8"/>filtros.authorId = Number(codigo);</text:p>
      <text:p text:style-name="Standard"><text:s text:c="4"/>}</text:p>
      <text:p text:style-name="Standard"><text:s text:c="4"/>if (Object.keys(TipoSanguineo).toString().includes(tipoSanguineo ?? "")) {</text:p>
      <text:p text:style-name="Standard"><text:s text:c="8"/>filtros.tipoSanguineo = TipoSanguineo[tipoSanguineo as keyof typeof TipoSanguineo];</text:p>
      <text:p text:style-name="Standard"><text:s text:c="4"/>}</text:p>
      <text:p text:style-name="Standard"><text:s text:c="4"/>if (Object.keys(RH).toString().includes(rh ?? "")) {</text:p>
      <text:p text:style-name="Standard"><text:s text:c="8"/>filtros.rh = RH[rh as keyof typeof RH];</text:p>
      <text:p text:style-name="Standard"><text:s text:c="4"/>}</text:p>
      <text:p text:style-name="Standard"/>
      <text:p text:style-name="Standard"><text:s text:c="4"/>const doacoes = await prisma.doacao.findMany({</text:p>
      <text:p text:style-name="Standard"><text:s text:c="8"/>where: {</text:p>
      <text:p text:style-name="Standard"><text:s text:c="12"/>...filtros,</text:p>
      <text:p text:style-name="Standard"><text:s text:c="8"/>},</text:p>
      <text:p text:style-name="Standard"><text:s text:c="8"/>select: {</text:p>
      <text:p text:style-name="Standard"><text:s text:c="12"/>doador:{</text:p>
      <text:p text:style-name="Standard"><text:s text:c="16"/>select:{</text:p>
      <text:p text:style-name="Standard"><text:s text:c="20"/>nome: true</text:p>
      <text:p text:style-name="Standard"><text:s text:c="16"/>}</text:p>
      <text:p text:style-name="Standard"><text:s text:c="12"/>},</text:p>
      <text:p text:style-name="Standard"><text:s text:c="12"/>volume: true,</text:p>
      <text:p text:style-name="Standard"><text:s text:c="12"/>data: true,</text:p>
      <text:p text:style-name="Standard"><text:s text:c="12"/>tipoSanguineo: true,</text:p>
      <text:p text:style-name="Standard"><text:s text:c="12"/>rh: true,</text:p>
      <text:p text:style-name="Standard"><text:s text:c="12"/>codigo: true,</text:p>
      <text:p text:style-name="Standard"><text:s text:c="12"/>hora: true</text:p>
      <text:p text:style-name="Standard"><text:s text:c="8"/>}</text:p>
      <text:p text:style-name="Standard"><text:s text:c="4"/>});</text:p>
      <text:p text:style-name="Standard"/>
      <text:p text:style-name="Standard"><text:s text:c="4"/>return new Response(JSON.stringify(doacoes), {</text:p>
      <text:p text:style-name="Standard"><text:s text:c="8"/>status: 200,</text:p>
      <text:p text:style-name="Standard"><text:s text:c="8"/>headers: {</text:p>
      <text:p text:style-name="Standard"><text:s text:c="12"/>"Content-Type": "application/json",</text:p>
      <text:p text:style-name="Standard"><text:s text:c="8"/>},</text:p>
      <text:p text:style-name="Standard"><text:s text:c="4"/>});</text:p>
      <text:p text:style-name="Standard"><text:soft-page-break/>}</text:p>
      <text:p text:style-name="Standard"/>
      <text:p text:style-name="Standard">export async function POST(req: Request) {</text:p>
      <text:p text:style-name="Standard"><text:s text:c="4"/>const { id, volume, data, hora, tipoSanguineo, rh } = await req.json() as DoacaoRequestPost;</text:p>
      <text:p text:style-name="Standard"/>
      <text:p text:style-name="Standard"><text:s text:c="4"/>if (!id || !volume || !(new Date(data)) || !(new Date(hora)) || !tipoSanguineo || !rh) {</text:p>
      <text:p text:style-name="Standard"><text:s text:c="8"/>return new Response('Parâmetros inválidos', {</text:p>
      <text:p text:style-name="Standard"><text:s text:c="12"/>status: 400,</text:p>
      <text:p text:style-name="Standard"><text:s text:c="8"/>});</text:p>
      <text:p text:style-name="Standard"><text:s text:c="4"/>}</text:p>
      <text:p text:style-name="Standard"><text:s text:c="4"/>try {</text:p>
      <text:p text:style-name="Standard"><text:s text:c="8"/>const doacao = await prisma.doacao.create({</text:p>
      <text:p text:style-name="Standard"><text:s text:c="12"/>data: {</text:p>
      <text:p text:style-name="Standard"><text:s text:c="16"/>doador: {</text:p>
      <text:p text:style-name="Standard"><text:s text:c="20"/>connect: {</text:p>
      <text:p text:style-name="Standard"><text:s text:c="24"/>codigo: Number(id)</text:p>
      <text:p text:style-name="Standard"><text:s text:c="20"/>}</text:p>
      <text:p text:style-name="Standard"><text:s text:c="16"/>},</text:p>
      <text:p text:style-name="Standard"><text:s text:c="16"/>volume: Number(volume),</text:p>
      <text:p text:style-name="Standard"><text:s text:c="16"/>data: data, </text:p>
      <text:p text:style-name="Standard"><text:s text:c="16"/>hora: hora,</text:p>
      <text:p text:style-name="Standard"><text:s text:c="16"/>rh: rh,</text:p>
      <text:p text:style-name="Standard"><text:s text:c="16"/>tipoSanguineo: tipoSanguineo,</text:p>
      <text:p text:style-name="Standard"><text:s text:c="12"/>}</text:p>
      <text:p text:style-name="Standard"><text:s text:c="8"/>});</text:p>
      <text:p text:style-name="Standard"><text:s text:c="4"/>} catch (error) {</text:p>
      <text:p text:style-name="Standard"><text:s text:c="8"/>console.error(error);</text:p>
      <text:p text:style-name="Standard"><text:s text:c="8"/>return new Response("Erro ao salvar doação", { status: 500 });</text:p>
      <text:p text:style-name="Standard"><text:s text:c="4"/>}</text:p>
      <text:p text:style-name="Standard"/>
      <text:p text:style-name="Standard"><text:s text:c="4"/>return new Response("Doação salva com sucesso", { status: 200 });</text:p>
      <text:p text:style-name="Standard">}</text:p>
      <text:p text:style-name="Standard"/>
      <text:p text:style-name="Standard">//<text:span text:style-name="T2">Dentro da pasta “app” criar a pasta “buscaDoacao” com o arquivo ”page.tsx”</text:span></text:p>
      <text:p text:style-name="Standard">//<text:span text:style-name="T2">OBS:caso erro no c´dogio verificar o arquivo c</text:span><text:span text:style-name="T3">o</text:span><text:span text:style-name="T2">digo2</text:span></text:p>
      <text:p text:style-name="Standard"/>
      <text:p text:style-name="Standard">"use client";</text:p>
      <text:p text:style-name="Standard">import { CalendarDate, DateValue, getLocalTimeZone, parseDate, today } from "@internationalized/date";</text:p>
      <text:p text:style-name="Standard">import { Autocomplete, AutocompleteItem } from "@nextui-org/autocomplete";</text:p>
      <text:p text:style-name="Standard">import { Button, ButtonGroup } from "@nextui-org/button";</text:p>
      <text:p text:style-name="Standard">import { Card, CardBody, CardFooter, CardHeader } from "@nextui-org/card";</text:p>
      <text:p text:style-name="Standard">import { Checkbox } from "@nextui-org/checkbox";</text:p>
      <text:p text:style-name="Standard">import { DateRangePicker } from "@nextui-org/date-picker";</text:p>
      <text:p text:style-name="Standard">import { Input } from "@nextui-org/input";</text:p>
      <text:p text:style-name="Standard">import { Radio, RadioGroup } from "@nextui-org/radio";</text:p>
      <text:p text:style-name="Standard">import { Select, SelectItem } from "@nextui-org/select";</text:p>
      <text:p text:style-name="Standard">import { Doador } from "@prisma/client";</text:p>
      <text:p text:style-name="Standard">import Link from "next/link";</text:p>
      <text:p text:style-name="Standard">import { useRouter } from "next/navigation";</text:p>
      <text:p text:style-name="Standard">import { FormEvent, useEffect, useState } from "react";</text:p>
      <text:p text:style-name="Standard"/>
      <text:p text:style-name="Standard"><text:soft-page-break/>export default function BuscaDoador() {</text:p>
      <text:p text:style-name="Standard"><text:s text:c="2"/>const [doadores, setDoadores] = useState&lt;Doador[]&gt;([]);</text:p>
      <text:p text:style-name="Standard"><text:s text:c="2"/>const [data, setData] = useState&lt;{start: DateValue, end: DateValue}|null&gt;(null);</text:p>
      <text:p text:style-name="Standard"><text:s text:c="2"/>const router = useRouter();</text:p>
      <text:p text:style-name="Standard"><text:s text:c="2"/>async function handleSubmit(event: FormEvent) {</text:p>
      <text:p text:style-name="Standard"><text:s text:c="4"/>event.preventDefault();</text:p>
      <text:p text:style-name="Standard"><text:s text:c="4"/>const form = new FormData(event.target as HTMLFormElement);</text:p>
      <text:p text:style-name="Standard"><text:s text:c="4"/>const doador = form.get("doador") as string;</text:p>
      <text:p text:style-name="Standard"><text:s text:c="4"/>const tipoSanguineo = form.get("tipoSanguineo") as string;</text:p>
      <text:p text:style-name="Standard"><text:s text:c="4"/>const rh = form.get("rh") as string;</text:p>
      <text:p text:style-name="Standard"/>
      <text:p text:style-name="Standard"><text:s text:c="4"/>const searchParams = new URLSearchParams();</text:p>
      <text:p text:style-name="Standard"/>
      <text:p text:style-name="Standard"><text:s text:c="4"/>if (doador){</text:p>
      <text:p text:style-name="Standard"><text:s text:c="6"/>searchParams.append("codigo", doador.split(" - ")[0]);</text:p>
      <text:p text:style-name="Standard"><text:s text:c="4"/>}</text:p>
      <text:p text:style-name="Standard"><text:s text:c="4"/>if (tipoSanguineo &amp;&amp; tipoSanguineo != "TODOS")</text:p>
      <text:p text:style-name="Standard"><text:s text:c="6"/>searchParams.append("tipoSanguineo", tipoSanguineo);</text:p>
      <text:p text:style-name="Standard"><text:s text:c="4"/>if (rh &amp;&amp; rh != "TODOS") searchParams.append("rh", rh);</text:p>
      <text:p text:style-name="Standard"/>
      <text:p text:style-name="Standard"><text:s text:c="4"/>if (data){</text:p>
      <text:p text:style-name="Standard"><text:s text:c="6"/>searchParams.append("start", data.start.toString());</text:p>
      <text:p text:style-name="Standard"><text:s text:c="6"/>searchParams.append("end", data.end.toString());</text:p>
      <text:p text:style-name="Standard"><text:s text:c="4"/>}</text:p>
      <text:p text:style-name="Standard"><text:s text:c="4"/>console.log(searchParams.toString());</text:p>
      <text:p text:style-name="Standard"><text:s text:c="4"/>router.push("/resultDoacao?" + searchParams.toString());</text:p>
      <text:p text:style-name="Standard"/>
      <text:p text:style-name="Standard"><text:s text:c="4"/>// Clear form</text:p>
      <text:p text:style-name="Standard"><text:s text:c="4"/>//(event.target as HTMLFormElement).reset();</text:p>
      <text:p text:style-name="Standard"><text:s text:c="2"/>}</text:p>
      <text:p text:style-name="Standard"/>
      <text:p text:style-name="Standard"><text:s text:c="2"/>useEffect(() =&gt; {</text:p>
      <text:p text:style-name="Standard"><text:s text:c="4"/>(async () =&gt; {</text:p>
      <text:p text:style-name="Standard"><text:s text:c="6"/>const res = await fetch("/api/doador");</text:p>
      <text:p text:style-name="Standard"><text:s text:c="6"/>const data = await res.json();</text:p>
      <text:p text:style-name="Standard"><text:s text:c="6"/>setDoadores(data);</text:p>
      <text:p text:style-name="Standard"><text:s text:c="4"/>})();</text:p>
      <text:p text:style-name="Standard"><text:s text:c="2"/>}, []);</text:p>
      <text:p text:style-name="Standard"/>
      <text:p text:style-name="Standard"><text:s text:c="2"/>return (</text:p>
      <text:p text:style-name="Standard"><text:s text:c="4"/>&lt;main className="h-screen flex flex-col items-center justify-center gap-y-2"&gt;</text:p>
      <text:p text:style-name="Standard"><text:s text:c="6"/>&lt;Card className="w-[400px] h-max"&gt;</text:p>
      <text:p text:style-name="Standard"><text:s text:c="8"/>&lt;CardHeader&gt;</text:p>
      <text:p text:style-name="Standard"><text:s text:c="10"/>&lt;h1 className="w-full text-2xl font-bold text-center"&gt;</text:p>
      <text:p text:style-name="Standard"><text:s text:c="12"/>Buscar Doação</text:p>
      <text:p text:style-name="Standard"><text:s text:c="10"/>&lt;/h1&gt;</text:p>
      <text:p text:style-name="Standard"><text:s text:c="8"/>&lt;/CardHeader&gt;</text:p>
      <text:p text:style-name="Standard"><text:s text:c="8"/>&lt;CardBody&gt;</text:p>
      <text:p text:style-name="Standard"><text:s text:c="10"/>&lt;form onSubmit={handleSubmit} className="space-y-4 grid"&gt;</text:p>
      <text:p text:style-name="Standard"><text:s text:c="12"/>&lt;Autocomplete</text:p>
      <text:p text:style-name="Standard"><text:s text:c="14"/>defaultItems={doadores}</text:p>
      <text:p text:style-name="Standard"><text:s text:c="14"/>variant="bordered"</text:p>
      <text:p text:style-name="Standard"><text:soft-page-break/><text:s text:c="14"/>label="Doador"</text:p>
      <text:p text:style-name="Standard"><text:s text:c="14"/>placeholder="Selecione um Doador"</text:p>
      <text:p text:style-name="Standard"><text:s text:c="14"/>labelPlacement="inside"</text:p>
      <text:p text:style-name="Standard"><text:s text:c="14"/>isLoading={doadores.length === 0}</text:p>
      <text:p text:style-name="Standard"><text:s text:c="14"/>name="doador"</text:p>
      <text:p text:style-name="Standard"><text:s text:c="14"/>allowsCustomValue</text:p>
      <text:p text:style-name="Standard"><text:s text:c="12"/>&gt;</text:p>
      <text:p text:style-name="Standard"><text:s text:c="14"/>{(user) =&gt; (</text:p>
      <text:p text:style-name="Standard"><text:s text:c="16"/>&lt;AutocompleteItem key={user.codigo} textValue={`${user.codigo} - ${user.nome}`}&gt;</text:p>
      <text:p text:style-name="Standard"><text:s text:c="18"/>&lt;div className="flex gap-2 items-center"&gt;</text:p>
      <text:p text:style-name="Standard"><text:s text:c="20"/>&lt;div className="flex flex-col"&gt;</text:p>
      <text:p text:style-name="Standard"><text:s text:c="22"/>&lt;span className="text-small"&gt;{user.nome}&lt;/span&gt;</text:p>
      <text:p text:style-name="Standard"><text:s text:c="22"/>&lt;span className="text-tiny text-default-400"&gt;</text:p>
      <text:p text:style-name="Standard"><text:s text:c="24"/>{user.cpf}</text:p>
      <text:p text:style-name="Standard"><text:s text:c="22"/>&lt;/span&gt;</text:p>
      <text:p text:style-name="Standard"><text:s text:c="20"/>&lt;/div&gt;</text:p>
      <text:p text:style-name="Standard"><text:s text:c="18"/>&lt;/div&gt;</text:p>
      <text:p text:style-name="Standard"><text:s text:c="16"/>&lt;/AutocompleteItem&gt;</text:p>
      <text:p text:style-name="Standard"><text:s text:c="14"/>)}</text:p>
      <text:p text:style-name="Standard"><text:s text:c="12"/>&lt;/Autocomplete&gt;</text:p>
      <text:p text:style-name="Standard"><text:s text:c="12"/>&lt;DateRangePicker label="Período de Doação"</text:p>
      <text:p text:style-name="Standard"><text:s text:c="14"/>calendarProps={{</text:p>
      <text:p text:style-name="Standard"><text:s text:c="16"/>className: "w-[280px]",</text:p>
      <text:p text:style-name="Standard"><text:s text:c="14"/>}}</text:p>
      <text:p text:style-name="Standard"><text:s text:c="14"/>onChange={(value) =&gt; setData({</text:p>
      <text:p text:style-name="Standard"><text:s text:c="16"/>start: value.start,</text:p>
      <text:p text:style-name="Standard"><text:s text:c="16"/>end: value.end,</text:p>
      <text:p text:style-name="Standard"><text:s text:c="14"/>})}</text:p>
      <text:p text:style-name="Standard"><text:s text:c="14"/>maxValue={today(getLocalTimeZone())}</text:p>
      <text:p text:style-name="Standard"><text:s text:c="13"/>/&gt;</text:p>
      <text:p text:style-name="Standard"><text:s text:c="12"/>&lt;Select</text:p>
      <text:p text:style-name="Standard"><text:s text:c="14"/>label="Tipo Sanguíneo"</text:p>
      <text:p text:style-name="Standard"><text:s text:c="14"/>placeholder="Selecione"</text:p>
      <text:p text:style-name="Standard"><text:s text:c="14"/>name="tipoSanguineo"</text:p>
      <text:p text:style-name="Standard"><text:s text:c="14"/>defaultSelectedKeys={["TODOS"]}</text:p>
      <text:p text:style-name="Standard"><text:s text:c="12"/>&gt;</text:p>
      <text:p text:style-name="Standard"><text:s text:c="14"/>&lt;SelectItem key="A" value="A"&gt;</text:p>
      <text:p text:style-name="Standard"><text:s text:c="16"/>A</text:p>
      <text:p text:style-name="Standard"><text:s text:c="14"/>&lt;/SelectItem&gt;</text:p>
      <text:p text:style-name="Standard"><text:s text:c="14"/>&lt;SelectItem key="B" value="B"&gt;</text:p>
      <text:p text:style-name="Standard"><text:s text:c="16"/>B</text:p>
      <text:p text:style-name="Standard"><text:s text:c="14"/>&lt;/SelectItem&gt;</text:p>
      <text:p text:style-name="Standard"><text:s text:c="14"/>&lt;SelectItem key="AB" value="AB"&gt;</text:p>
      <text:p text:style-name="Standard"><text:s text:c="16"/>AB</text:p>
      <text:p text:style-name="Standard"><text:s text:c="14"/>&lt;/SelectItem&gt;</text:p>
      <text:p text:style-name="Standard"><text:s text:c="14"/>&lt;SelectItem key="O" value="O"&gt;</text:p>
      <text:p text:style-name="Standard"><text:s text:c="16"/>O</text:p>
      <text:p text:style-name="Standard"><text:s text:c="14"/>&lt;/SelectItem&gt;</text:p>
      <text:p text:style-name="Standard"><text:s text:c="14"/>&lt;SelectItem key="TODOS" value="TODOS"&gt;</text:p>
      <text:p text:style-name="Standard"><text:s text:c="16"/>Todos</text:p>
      <text:p text:style-name="Standard"><text:s text:c="14"/>&lt;/SelectItem&gt;</text:p>
      <text:p text:style-name="Standard"><text:s text:c="12"/>&lt;/Select&gt;</text:p>
      <text:p text:style-name="Standard"><text:soft-page-break/><text:s text:c="12"/>&lt;RadioGroup</text:p>
      <text:p text:style-name="Standard"><text:s text:c="14"/>name="rh"</text:p>
      <text:p text:style-name="Standard"><text:s text:c="14"/>label="Rh"</text:p>
      <text:p text:style-name="Standard"><text:s text:c="14"/>orientation="horizontal"</text:p>
      <text:p text:style-name="Standard"><text:s text:c="14"/>defaultValue="TODOS"</text:p>
      <text:p text:style-name="Standard"><text:s text:c="12"/>&gt;</text:p>
      <text:p text:style-name="Standard"><text:s text:c="14"/>&lt;Radio key="positivo" value="POSITIVO"&gt;</text:p>
      <text:p text:style-name="Standard"><text:s text:c="16"/>Positivo</text:p>
      <text:p text:style-name="Standard"><text:s text:c="14"/>&lt;/Radio&gt;</text:p>
      <text:p text:style-name="Standard"><text:s text:c="14"/>&lt;Radio key="negativo" value="NEGATIVO"&gt;</text:p>
      <text:p text:style-name="Standard"><text:s text:c="16"/>Negativo</text:p>
      <text:p text:style-name="Standard"><text:s text:c="14"/>&lt;/Radio&gt;</text:p>
      <text:p text:style-name="Standard"><text:s text:c="14"/>&lt;Radio key="todos" value="TODOS"&gt;</text:p>
      <text:p text:style-name="Standard"><text:s text:c="16"/>Todos</text:p>
      <text:p text:style-name="Standard"><text:s text:c="14"/>&lt;/Radio&gt;</text:p>
      <text:p text:style-name="Standard"><text:s text:c="12"/>&lt;/RadioGroup&gt;</text:p>
      <text:p text:style-name="Standard"><text:s text:c="12"/>&lt;Button type="submit" className="justify-self-center"&gt;</text:p>
      <text:p text:style-name="Standard"><text:s text:c="14"/>Buscar</text:p>
      <text:p text:style-name="Standard"><text:s text:c="12"/>&lt;/Button&gt;</text:p>
      <text:p text:style-name="Standard"><text:s text:c="10"/>&lt;/form&gt;</text:p>
      <text:p text:style-name="Standard"><text:s text:c="8"/>&lt;/CardBody&gt;</text:p>
      <text:p text:style-name="Standard"><text:s text:c="6"/>&lt;/Card&gt;</text:p>
      <text:p text:style-name="Standard"><text:s text:c="4"/>&lt;/main&gt;</text:p>
      <text:p text:style-name="Standard"><text:s text:c="2"/>);</text:p>
      <text:p text:style-name="Standard">}</text:p>
      <text:p text:style-name="Standard"/>
      <text:p text:style-name="Standard">//<text:span text:style-name="T3">Dentro da pasta “app” criar a pasta “doacao” com o arquivo “page.tsx”</text:span></text:p>
      <text:p text:style-name="Standard">//<text:span text:style-name="T3">OBS:caso erro no código verificar o arquivo codigo3</text:span></text:p>
      <text:p text:style-name="Standard"/>
      <text:p text:style-name="Standard">"use client";</text:p>
      <text:p text:style-name="Standard">import { CalendarDate, parseAbsoluteToLocal } from "@internationalized/date";</text:p>
      <text:p text:style-name="Standard">import { Autocomplete, AutocompleteItem } from "@nextui-org/autocomplete";</text:p>
      <text:p text:style-name="Standard">import { Button, ButtonGroup } from "@nextui-org/button";</text:p>
      <text:p text:style-name="Standard">import { Card, CardBody, CardFooter, CardHeader } from "@nextui-org/card";</text:p>
      <text:p text:style-name="Standard">import { Checkbox } from "@nextui-org/checkbox";</text:p>
      <text:p text:style-name="Standard">import { DateInput, TimeInput } from "@nextui-org/date-input";</text:p>
      <text:p text:style-name="Standard">import { Input } from "@nextui-org/input";</text:p>
      <text:p text:style-name="Standard">import { Radio, RadioGroup } from "@nextui-org/radio";</text:p>
      <text:p text:style-name="Standard">import { Select, SelectItem } from "@nextui-org/select";</text:p>
      <text:p text:style-name="Standard">import { Doador } from "@prisma/client";</text:p>
      <text:p text:style-name="Standard">import Link from "next/link";</text:p>
      <text:p text:style-name="Standard">import { useSearchParams } from "next/navigation";</text:p>
      <text:p text:style-name="Standard">import { FormEvent, useEffect, useState } from "react";</text:p>
      <text:p text:style-name="Standard"/>
      <text:p text:style-name="Standard">export default function Home() {</text:p>
      <text:p text:style-name="Standard"><text:s text:c="2"/>const [doadores, setDoadores] = useState&lt;Doador[]&gt;([]);</text:p>
      <text:p text:style-name="Standard"><text:s text:c="2"/>const [pending, setPending] = useState(false);</text:p>
      <text:p text:style-name="Standard"><text:s text:c="2"/>const searchParams = useSearchParams();</text:p>
      <text:p text:style-name="Standard"><text:s text:c="2"/>async function handleSubmit(event: FormEvent) {</text:p>
      <text:p text:style-name="Standard"><text:s text:c="4"/>event.preventDefault();</text:p>
      <text:p text:style-name="Standard"><text:s text:c="4"/>setPending(true);</text:p>
      <text:p text:style-name="Standard"><text:s text:c="4"/>const form = new FormData(event.target as HTMLFormElement);</text:p>
      <text:p text:style-name="Standard"><text:soft-page-break/><text:s text:c="4"/>const idDoador = form.get("doador") as string;</text:p>
      <text:p text:style-name="Standard"><text:s text:c="4"/>const volume = form.get("volume") as string;</text:p>
      <text:p text:style-name="Standard"><text:s text:c="4"/>const data = form.get("data") as string;</text:p>
      <text:p text:style-name="Standard"><text:s text:c="4"/>const hora = form.get("hora") as string;</text:p>
      <text:p text:style-name="Standard"><text:s text:c="4"/>const tipoSanguineo = form.get("tipoSanguineo") as string;</text:p>
      <text:p text:style-name="Standard"><text:s text:c="4"/>const rh = form.get("rh") as string;</text:p>
      <text:p text:style-name="Standard"><text:s text:c="4"/>const tipoRhCorretos = form.get("tipoRhCorretos") as string;</text:p>
      <text:p text:style-name="Standard"/>
      <text:p text:style-name="Standard"><text:s text:c="4"/>const response = await fetch("/api/doacao", {</text:p>
      <text:p text:style-name="Standard"><text:s text:c="6"/>method: "POST",</text:p>
      <text:p text:style-name="Standard"><text:s text:c="6"/>body: JSON.stringify({</text:p>
      <text:p text:style-name="Standard"><text:s text:c="8"/>id: idDoador.split(" - ")[0],</text:p>
      <text:p text:style-name="Standard"><text:s text:c="8"/>volume,</text:p>
      <text:p text:style-name="Standard"><text:s text:c="8"/>data,</text:p>
      <text:p text:style-name="Standard"><text:s text:c="8"/>hora,</text:p>
      <text:p text:style-name="Standard"><text:s text:c="8"/>tipoSanguineo,</text:p>
      <text:p text:style-name="Standard"><text:s text:c="8"/>rh,</text:p>
      <text:p text:style-name="Standard"><text:s text:c="8"/>tipoRhCorretos,</text:p>
      <text:p text:style-name="Standard"><text:s text:c="6"/>}),</text:p>
      <text:p text:style-name="Standard"><text:s text:c="4"/>});</text:p>
      <text:p text:style-name="Standard"/>
      <text:p text:style-name="Standard"><text:s text:c="4"/>await fetch("/api/doador", {</text:p>
      <text:p text:style-name="Standard"><text:s text:c="8"/>method: "PUT",</text:p>
      <text:p text:style-name="Standard"><text:s text:c="8"/>body: JSON.stringify({</text:p>
      <text:p text:style-name="Standard"><text:s text:c="10"/>codigo: idDoador.split(" - ")[0],</text:p>
      <text:p text:style-name="Standard"><text:s text:c="10"/>tipoSanguineo,</text:p>
      <text:p text:style-name="Standard"><text:s text:c="10"/>rh,</text:p>
      <text:p text:style-name="Standard"><text:s text:c="10"/>tipoRhCorretos: "true",</text:p>
      <text:p text:style-name="Standard"><text:s text:c="8"/>}),</text:p>
      <text:p text:style-name="Standard"><text:s text:c="6"/>});</text:p>
      <text:p text:style-name="Standard"/>
      <text:p text:style-name="Standard"><text:s text:c="4"/>setPending(false);</text:p>
      <text:p text:style-name="Standard"/>
      <text:p text:style-name="Standard"><text:s text:c="4"/>// Clear form</text:p>
      <text:p text:style-name="Standard"><text:s text:c="4"/>(event.target as HTMLFormElement).reset();</text:p>
      <text:p text:style-name="Standard"/>
      <text:p text:style-name="Standard"><text:s text:c="4"/>if (response.ok) {</text:p>
      <text:p text:style-name="Standard"><text:s text:c="6"/>alert("Doacao cadastrada com sucesso");</text:p>
      <text:p text:style-name="Standard"><text:s text:c="4"/>} else {</text:p>
      <text:p text:style-name="Standard"><text:s text:c="6"/>alert("Erro ao cadastrar doacao");</text:p>
      <text:p text:style-name="Standard"><text:s text:c="4"/>}</text:p>
      <text:p text:style-name="Standard"><text:s text:c="2"/>}</text:p>
      <text:p text:style-name="Standard"/>
      <text:p text:style-name="Standard"><text:s text:c="2"/>useEffect(() =&gt; {</text:p>
      <text:p text:style-name="Standard"><text:s text:c="4"/>(async () =&gt; {</text:p>
      <text:p text:style-name="Standard"><text:s text:c="6"/>const res = await fetch("/api/doador");</text:p>
      <text:p text:style-name="Standard"><text:s text:c="6"/>const data = await res.json();</text:p>
      <text:p text:style-name="Standard"><text:s text:c="6"/>setDoadores(data);</text:p>
      <text:p text:style-name="Standard"><text:s text:c="4"/>})();</text:p>
      <text:p text:style-name="Standard"><text:s text:c="2"/>}, []);</text:p>
      <text:p text:style-name="Standard"/>
      <text:p text:style-name="Standard"><text:s text:c="2"/>return (</text:p>
      <text:p text:style-name="Standard"><text:soft-page-break/><text:s text:c="4"/>&lt;main className="h-screen flex flex-col items-center justify-center gap-y-2"&gt;</text:p>
      <text:p text:style-name="Standard"><text:s text:c="6"/>&lt;Card className="w-[400px] h-[570px]"&gt;</text:p>
      <text:p text:style-name="Standard"><text:s text:c="8"/>&lt;CardHeader&gt;</text:p>
      <text:p text:style-name="Standard"><text:s text:c="10"/>&lt;h1 className="w-full text-2xl font-bold text-center"&gt;</text:p>
      <text:p text:style-name="Standard"><text:s text:c="12"/>Cadastrar Doação</text:p>
      <text:p text:style-name="Standard"><text:s text:c="10"/>&lt;/h1&gt;</text:p>
      <text:p text:style-name="Standard"><text:s text:c="8"/>&lt;/CardHeader&gt;</text:p>
      <text:p text:style-name="Standard"><text:s text:c="8"/>&lt;CardBody&gt;</text:p>
      <text:p text:style-name="Standard"><text:s text:c="10"/>&lt;form onSubmit={handleSubmit} className="space-y-4 grid"&gt;</text:p>
      <text:p text:style-name="Standard"><text:s text:c="10"/>&lt;Autocomplete</text:p>
      <text:p text:style-name="Standard"><text:s text:c="14"/>defaultItems={doadores}</text:p>
      <text:p text:style-name="Standard"><text:s text:c="14"/>variant="bordered"</text:p>
      <text:p text:style-name="Standard"><text:s text:c="14"/>label="Doador"</text:p>
      <text:p text:style-name="Standard"><text:s text:c="14"/>defaultSelectedKey={searchParams.get("codigo") ?? ""}</text:p>
      <text:p text:style-name="Standard"><text:s text:c="14"/>placeholder="Selecione um Doador"</text:p>
      <text:p text:style-name="Standard"><text:s text:c="14"/>labelPlacement="inside"</text:p>
      <text:p text:style-name="Standard"><text:s text:c="14"/>isLoading={doadores.length === 0}</text:p>
      <text:p text:style-name="Standard"><text:s text:c="14"/>name="doador"</text:p>
      <text:p text:style-name="Standard"><text:s text:c="14"/>allowsCustomValue</text:p>
      <text:p text:style-name="Standard"><text:s text:c="12"/>&gt;</text:p>
      <text:p text:style-name="Standard"><text:s text:c="14"/>{(user) =&gt; (</text:p>
      <text:p text:style-name="Standard"><text:s text:c="16"/>&lt;AutocompleteItem key={user.codigo} value={user.codigo} textValue={`${user.codigo} - ${user.nome}`}&gt;</text:p>
      <text:p text:style-name="Standard"><text:s text:c="18"/>&lt;div className="flex gap-2 items-center"&gt;</text:p>
      <text:p text:style-name="Standard"><text:s text:c="20"/>&lt;div className="flex flex-col"&gt;</text:p>
      <text:p text:style-name="Standard"><text:s text:c="22"/>&lt;span className="text-small"&gt;{user.nome}&lt;/span&gt;</text:p>
      <text:p text:style-name="Standard"><text:s text:c="22"/>&lt;span className="text-tiny text-default-400"&gt;</text:p>
      <text:p text:style-name="Standard"><text:s text:c="24"/>{user.cpf}</text:p>
      <text:p text:style-name="Standard"><text:s text:c="22"/>&lt;/span&gt;</text:p>
      <text:p text:style-name="Standard"><text:s text:c="20"/>&lt;/div&gt;</text:p>
      <text:p text:style-name="Standard"><text:s text:c="18"/>&lt;/div&gt;</text:p>
      <text:p text:style-name="Standard"><text:s text:c="16"/>&lt;/AutocompleteItem&gt;</text:p>
      <text:p text:style-name="Standard"><text:s text:c="14"/>)}</text:p>
      <text:p text:style-name="Standard"><text:s text:c="12"/>&lt;/Autocomplete&gt;</text:p>
      <text:p text:style-name="Standard"><text:s text:c="12"/>&lt;Input</text:p>
      <text:p text:style-name="Standard"><text:s text:c="14"/>label="volume"</text:p>
      <text:p text:style-name="Standard"><text:s text:c="14"/>name="volume"</text:p>
      <text:p text:style-name="Standard"><text:s text:c="14"/>placeholder="Digite o volume"</text:p>
      <text:p text:style-name="Standard"><text:s text:c="14"/>isRequired</text:p>
      <text:p text:style-name="Standard"><text:s text:c="12"/>/&gt;</text:p>
      <text:p text:style-name="Standard"><text:s text:c="12"/>&lt;DateInput</text:p>
      <text:p text:style-name="Standard"><text:s text:c="14"/>label={"Data"}</text:p>
      <text:p text:style-name="Standard"><text:s text:c="14"/>name="data"</text:p>
      <text:p text:style-name="Standard"><text:s text:c="14"/>defaultValue={</text:p>
      <text:p text:style-name="Standard"><text:s text:c="16"/>new CalendarDate(</text:p>
      <text:p text:style-name="Standard"><text:s text:c="18"/>new Date().getFullYear(),</text:p>
      <text:p text:style-name="Standard"><text:s text:c="18"/>new Date().getMonth() + 1,</text:p>
      <text:p text:style-name="Standard"><text:s text:c="18"/>new Date().getDate()</text:p>
      <text:p text:style-name="Standard"><text:s text:c="16"/>)</text:p>
      <text:p text:style-name="Standard"><text:s text:c="14"/>}</text:p>
      <text:p text:style-name="Standard"><text:s text:c="14"/>isRequired</text:p>
      <text:p text:style-name="Standard"><text:s text:c="12"/>/&gt;</text:p>
      <text:p text:style-name="Standard"><text:soft-page-break/><text:s text:c="12"/>&lt;TimeInput</text:p>
      <text:p text:style-name="Standard"><text:s text:c="14"/>defaultValue={parseAbsoluteToLocal(new Date().toISOString())}</text:p>
      <text:p text:style-name="Standard"><text:s text:c="14"/>label="Hora"</text:p>
      <text:p text:style-name="Standard"><text:s text:c="14"/>name="hora"</text:p>
      <text:p text:style-name="Standard"><text:s text:c="14"/>labelPlacement="outside"</text:p>
      <text:p text:style-name="Standard"><text:s text:c="14"/>isRequired</text:p>
      <text:p text:style-name="Standard"><text:s text:c="12"/>/&gt;</text:p>
      <text:p text:style-name="Standard"/>
      <text:p text:style-name="Standard"><text:s text:c="12"/>&lt;Select</text:p>
      <text:p text:style-name="Standard"><text:s text:c="14"/>label="Tipo Sanguíneo"</text:p>
      <text:p text:style-name="Standard"><text:s text:c="14"/>placeholder="Selecione"</text:p>
      <text:p text:style-name="Standard"><text:s text:c="14"/>name="tipoSanguineo"</text:p>
      <text:p text:style-name="Standard"><text:s text:c="14"/>isRequired</text:p>
      <text:p text:style-name="Standard"><text:s text:c="12"/>&gt;</text:p>
      <text:p text:style-name="Standard"><text:s text:c="14"/>&lt;SelectItem key="A" value="A"&gt;</text:p>
      <text:p text:style-name="Standard"><text:s text:c="16"/>A</text:p>
      <text:p text:style-name="Standard"><text:s text:c="14"/>&lt;/SelectItem&gt;</text:p>
      <text:p text:style-name="Standard"><text:s text:c="14"/>&lt;SelectItem key="B" value="B"&gt;</text:p>
      <text:p text:style-name="Standard"><text:s text:c="16"/>B</text:p>
      <text:p text:style-name="Standard"><text:s text:c="14"/>&lt;/SelectItem&gt;</text:p>
      <text:p text:style-name="Standard"><text:s text:c="14"/>&lt;SelectItem key="AB" value="AB"&gt;</text:p>
      <text:p text:style-name="Standard"><text:s text:c="16"/>AB</text:p>
      <text:p text:style-name="Standard"><text:s text:c="14"/>&lt;/SelectItem&gt;</text:p>
      <text:p text:style-name="Standard"><text:s text:c="14"/>&lt;SelectItem key="O" value="O"&gt;</text:p>
      <text:p text:style-name="Standard"><text:s text:c="16"/>O</text:p>
      <text:p text:style-name="Standard"><text:s text:c="14"/>&lt;/SelectItem&gt;</text:p>
      <text:p text:style-name="Standard"><text:s text:c="12"/>&lt;/Select&gt;</text:p>
      <text:p text:style-name="Standard"><text:s text:c="12"/>&lt;RadioGroup</text:p>
      <text:p text:style-name="Standard"><text:s text:c="14"/>name="rh"</text:p>
      <text:p text:style-name="Standard"><text:s text:c="14"/>label="Rh"</text:p>
      <text:p text:style-name="Standard"><text:s text:c="14"/>orientation="horizontal"</text:p>
      <text:p text:style-name="Standard"><text:s text:c="14"/>isRequired</text:p>
      <text:p text:style-name="Standard"><text:s text:c="12"/>&gt;</text:p>
      <text:p text:style-name="Standard"><text:s text:c="14"/>&lt;Radio key="positivo" value="POSITIVO"&gt;</text:p>
      <text:p text:style-name="Standard"><text:s text:c="16"/>Positivo</text:p>
      <text:p text:style-name="Standard"><text:s text:c="14"/>&lt;/Radio&gt;</text:p>
      <text:p text:style-name="Standard"><text:s text:c="14"/>&lt;Radio key="negativo" value="NEGATIVO"&gt;</text:p>
      <text:p text:style-name="Standard"><text:s text:c="16"/>Negativo</text:p>
      <text:p text:style-name="Standard"><text:s text:c="14"/>&lt;/Radio&gt;</text:p>
      <text:p text:style-name="Standard"><text:s text:c="12"/>&lt;/RadioGroup&gt;</text:p>
      <text:p text:style-name="Standard"><text:s text:c="12"/>&lt;Button</text:p>
      <text:p text:style-name="Standard"><text:s text:c="14"/>type="submit"</text:p>
      <text:p text:style-name="Standard"><text:s text:c="14"/>className="justify-self-center"</text:p>
      <text:p text:style-name="Standard"><text:s text:c="14"/>isLoading={pending}</text:p>
      <text:p text:style-name="Standard"><text:s text:c="12"/>&gt;</text:p>
      <text:p text:style-name="Standard"><text:s text:c="14"/>Cadastrar</text:p>
      <text:p text:style-name="Standard"><text:s text:c="12"/>&lt;/Button&gt;</text:p>
      <text:p text:style-name="Standard"><text:s text:c="10"/>&lt;/form&gt;</text:p>
      <text:p text:style-name="Standard"><text:s text:c="8"/>&lt;/CardBody&gt;</text:p>
      <text:p text:style-name="Standard"><text:s text:c="6"/>&lt;/Card&gt;</text:p>
      <text:p text:style-name="Standard"><text:s text:c="4"/>&lt;/main&gt;</text:p>
      <text:p text:style-name="Standard"><text:s text:c="2"/>);</text:p>
      <text:p text:style-name="Standard"><text:soft-page-break/>}</text:p>
      <text:p text:style-name="Standard">//<text:span text:style-name="T4">para testar, rodar o comando:</text:span></text:p>
      <text:p text:style-name="P1">npm run dev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1T19:46:29.741117725</meta:creation-date>
    <dc:date>2024-06-18T19:15:05.767748005</dc:date>
    <meta:editing-duration>PT16M49S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9" meta:paragraph-count="386" meta:word-count="1066" meta:character-count="12955" meta:non-whitespace-character-count="8687"/>
  </office:meta>
</office:document-meta>
</file>